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5615f" officeooo:paragraph-rsid="0015615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68b2a" officeooo:paragraph-rsid="00168b2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84e94" officeooo:paragraph-rsid="00184e9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7d9c9" officeooo:paragraph-rsid="0017d9c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cd579" officeooo:paragraph-rsid="001cd579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ad7a" officeooo:paragraph-rsid="001dad7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bold" officeooo:rsid="001dad7a" officeooo:paragraph-rsid="001dad7a" style:font-size-asian="17.5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68b2a" officeooo:paragraph-rsid="00168b2a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8b2a" officeooo:paragraph-rsid="00168b2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8b2a" officeooo:paragraph-rsid="001bec1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8b2a" officeooo:paragraph-rsid="001cd57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d9c9" officeooo:paragraph-rsid="0017d9c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d9c9" officeooo:paragraph-rsid="0020e81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4e94" officeooo:paragraph-rsid="00184e9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4e94" officeooo:paragraph-rsid="001cc93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d579" officeooo:paragraph-rsid="0025a25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a250" officeooo:paragraph-rsid="0025a25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d5fd" officeooo:paragraph-rsid="0026d5fd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68b2a" officeooo:paragraph-rsid="00168b2a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d9c9" officeooo:paragraph-rsid="0017d9c9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4e94" officeooo:paragraph-rsid="00184e94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d9c9" officeooo:paragraph-rsid="0017d9c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ad7a" officeooo:paragraph-rsid="001dad7a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55b35" officeooo:paragraph-rsid="001dad7a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6d5fd" officeooo:paragraph-rsid="0026d5fd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c336" officeooo:paragraph-rsid="0027c33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615f" officeooo:paragraph-rsid="0015615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615f" officeooo:paragraph-rsid="001dad7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5615f" officeooo:paragraph-rsid="001bec1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3pt" style:text-underline-style="none" fo:font-weight="bold" officeooo:rsid="0015615f" officeooo:paragraph-rsid="0015615f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3pt" style:text-underline-style="none" fo:font-weight="bold" officeooo:rsid="001a0724" officeooo:paragraph-rsid="001a072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3pt" style:text-underline-style="none" fo:font-weight="bold" officeooo:rsid="001bec1d" officeooo:paragraph-rsid="001cc937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20pt" style:text-underline-style="solid" style:text-underline-width="auto" style:text-underline-color="font-color" fo:font-weight="bold" officeooo:rsid="0015615f" officeooo:paragraph-rsid="0015615f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8pt" style:text-underline-style="none" fo:font-weight="normal" officeooo:rsid="00168b2a" officeooo:paragraph-rsid="00168b2a" style:font-size-asian="7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8pt" style:text-underline-style="none" fo:font-weight="normal" officeooo:rsid="00168b2a" officeooo:paragraph-rsid="001cd579" style:font-size-asian="7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8pt" style:text-underline-style="none" fo:font-weight="normal" officeooo:rsid="00184e94" officeooo:paragraph-rsid="001cc937" style:font-size-asian="8pt" style:font-weight-asian="normal" style:font-size-complex="8pt" style:font-weight-complex="normal"/>
    </style:style>
    <style:style style:name="T1" style:family="text">
      <style:text-properties officeooo:rsid="0015acd8"/>
    </style:style>
    <style:style style:name="T2" style:family="text">
      <style:text-properties officeooo:rsid="0017d9c9"/>
    </style:style>
    <style:style style:name="T3" style:family="text">
      <style:text-properties style:text-underline-style="none"/>
    </style:style>
    <style:style style:name="T4" style:family="text">
      <style:text-properties officeooo:rsid="001a0724"/>
    </style:style>
    <style:style style:name="T5" style:family="text">
      <style:text-properties officeooo:rsid="001bec1d"/>
    </style:style>
    <style:style style:name="T6" style:family="text">
      <style:text-properties officeooo:rsid="001cd579"/>
    </style:style>
    <style:style style:name="T7" style:family="text">
      <style:text-properties officeooo:rsid="0020e816"/>
    </style:style>
    <style:style style:name="T8" style:family="text">
      <style:text-properties fo:text-transform="capitalize" fo:color="#000000" style:text-line-through-style="none" style:text-line-through-type="none" style:font-name="Arial1" fo:font-size="11.25pt" fo:letter-spacing="normal" fo:font-weight="bold" style:text-blinking="false" loext:padding="0cm" loext:border="none"/>
    </style:style>
    <style:style style:name="T9" style:family="text">
      <style:text-properties fo:text-transform="capitalize" fo:color="#000000" style:text-line-through-style="none" style:text-line-through-type="none" style:font-name="Arial1" fo:letter-spacing="normal" fo:font-weight="bold" style:text-blinking="false" loext:padding="0cm" loext:border="none"/>
    </style:style>
    <style:style style:name="T10" style:family="text">
      <style:text-properties fo:text-transform="capitalize" fo:color="#000000" style:text-line-through-style="none" style:text-line-through-type="none" style:font-name="Arial1" fo:letter-spacing="normal" fo:font-weight="bold" style:text-blinking="false" style:font-size-asian="14pt" loext:padding="0cm" loext:border="none"/>
    </style:style>
    <style:style style:name="T11" style:family="text">
      <style:text-properties fo:text-transform="capitalize" fo:color="#000000" style:text-line-through-style="none" style:text-line-through-type="none" fo:letter-spacing="normal" fo:font-weight="bold" style:text-blinking="false" style:font-size-asian="14pt" loext:padding="0cm" loext:border="none"/>
    </style:style>
    <style:style style:name="T12" style:family="text">
      <style:text-properties fo:text-transform="capitalize" fo:color="#000000" style:text-line-through-style="none" style:text-line-through-type="none" style:font-name="Liberation Serif" fo:letter-spacing="normal" fo:font-weight="bold" style:text-blinking="false" style:font-size-asian="14pt" loext:padding="0cm" loext:border="none"/>
    </style:style>
    <style:style style:name="T13" style:family="text">
      <style:text-properties fo:text-transform="capitalize" fo:color="#000000" style:text-line-through-style="none" style:text-line-through-type="none" style:font-name="Liberation Serif" fo:letter-spacing="normal" fo:font-weight="bold" style:text-blinking="false" style:font-size-asian="14pt" style:font-weight-asian="bold" style:font-weight-complex="bold" loext:padding="0cm" loext:border="none"/>
    </style:style>
    <style:style style:name="T14" style:family="text">
      <style:text-properties fo:text-transform="capitalize" fo:color="#000000" style:text-line-through-style="none" style:text-line-through-type="none" style:font-name="Liberation Serif" fo:letter-spacing="normal" style:text-blinking="false" style:font-size-asian="14pt" loext:padding="0cm" loext:border="none"/>
    </style:style>
    <style:style style:name="T15" style:family="text">
      <style:text-properties fo:text-transform="capitalize" fo:color="#000000" style:text-line-through-style="none" style:text-line-through-type="none" style:font-name="Liberation Serif" fo:letter-spacing="normal" style:text-underline-style="solid" style:text-underline-width="auto" style:text-underline-color="font-color" fo:font-weight="bold" style:text-blinking="false" style:font-size-asian="14pt" style:font-weight-asian="bold" style:font-weight-complex="bold" loext:padding="0cm" loext:border="none"/>
    </style:style>
    <style:style style:name="T16" style:family="text">
      <style:text-properties fo:text-transform="capitalize" fo:color="#000000" style:text-line-through-style="none" style:text-line-through-type="none" style:font-name="Liberation Serif" fo:letter-spacing="normal" style:text-underline-style="solid" style:text-underline-width="auto" style:text-underline-color="font-color" style:text-blinking="false" style:font-size-asian="14pt" loext:padding="0cm" loext:border="none"/>
    </style:style>
    <style:style style:name="T17" style:family="text">
      <style:text-properties style:font-size-asian="14pt"/>
    </style:style>
    <style:style style:name="T18" style:family="text">
      <style:text-properties style:font-name="Liberation Serif" style:font-size-asian="14pt"/>
    </style:style>
    <style:style style:name="T19" style:family="text">
      <style:text-properties style:font-name="Liberation Serif" fo:font-weight="bold" style:font-size-asian="14pt" style:font-weight-asian="bold" style:font-weight-complex="bold"/>
    </style:style>
    <style:style style:name="T20" style:family="text">
      <style:text-properties style:font-name="Liberation Serif" style:text-underline-style="solid" style:text-underline-width="auto" style:text-underline-color="font-color" fo:font-weight="bold" style:font-size-asian="14pt" style:font-weight-asian="bold" style:font-weight-complex="bold"/>
    </style:style>
    <style:style style:name="T21" style:family="text">
      <style:text-properties style:font-name="Liberation Serif" style:text-underline-style="solid" style:text-underline-width="auto" style:text-underline-color="font-color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4">A</text:span>plicación web con integración continua.</text:p>
      <text:p text:style-name="P1"/>
      <text:p text:style-name="P30">Autores: Daniel García Medina y Agustín <text:span text:style-name="T1">Torres Rocha</text:span></text:p>
      <text:p text:style-name="P32">Proyecto tipo 3,1 (Colaboración e innovación aplicada).</text:p>
      <text:p text:style-name="P31">Proyecto conjunto ASIR2 y DAW2</text:p>
      <text:p text:style-name="P29"/>
      <text:p text:style-name="P27"/>
      <text:p text:style-name="P6">Nombre de la empresa <text:s/></text:p>
      <text:p text:style-name="P6"/>
      <text:p text:style-name="P26">SPORTO SA </text:p>
      <text:p text:style-name="P28"/>
      <text:p text:style-name="P28"/>
      <text:p text:style-name="P2">Objetivo general <text:s/></text:p>
      <text:p text:style-name="P8"/>
      <text:p text:style-name="P9"><text:s/>El objetivo general del proyecto es <text:span text:style-name="T5">la creación de</text:span> una página web de venta de artículos <text:span text:style-name="T5">on-line</text:span> que ofrezca la posibilidad <text:span text:style-name="T5">a un usuario de:</text:span></text:p>
      <text:p text:style-name="P34"/>
      <text:p text:style-name="P9">.- <text:span text:style-name="T5">Visualizar la página sin necesidad de registrarse.</text:span></text:p>
      <text:p text:style-name="P9">- <text:span text:style-name="T5">De esta forma el usuario podrá navegar por la página y mirar los artículos.</text:span></text:p>
      <text:p text:style-name="P34"/>
      <text:p text:style-name="P9">.- <text:span text:style-name="T5">Registrarse como usuario.</text:span></text:p>
      <text:p text:style-name="P10"><text:s/>- <text:span text:style-name="T5">Será necesario que el usuario esté registrado para realizar compras en la</text:span></text:p>
      <text:p text:style-name="P11"><text:span text:style-name="T5"><text:s text:c="3"/>aplicación.</text:span></text:p>
      <text:p text:style-name="P35"/>
      <text:p text:style-name="P9">.- <text:span text:style-name="T5">Modificar su perfil.</text:span></text:p>
      <text:p text:style-name="P10"><text:s/>- <text:span text:style-name="T5">El usuario tendrá acceso a su perfil donde aparecerán sus datos personales los <text:s text:c="11"/></text:span></text:p>
      <text:p text:style-name="P10"><text:span text:style-name="T5"><text:s text:c="3"/>cuales podrá modificar. Además podrá ver su carro de la compra y eliminar <text:s text:c="15"/></text:span></text:p>
      <text:p text:style-name="P10"><text:span text:style-name="T5"><text:s text:c="3"/>artículos que no desee del mismo.</text:span></text:p>
      <text:p text:style-name="P10"/>
      <text:p text:style-name="P9"/>
      <text:p text:style-name="P3">Objetivos secundarios <text:s/></text:p>
      <text:p text:style-name="P21"/>
      <text:p text:style-name="P15">.- Crear un acceso de administrador.</text:p>
      <text:p text:style-name="P15"><text:s/>- <text:span text:style-name="T6">Gráficos, estadísticas y tablas</text:span></text:p>
      <text:p text:style-name="P36"><text:s text:c="5"/></text:p>
      <text:p text:style-name="P15"><text:span text:style-name="T4">.- Crear una forma de poner un límite de stock.</text:span></text:p>
      <text:p text:style-name="P14"/>
      <text:p text:style-name="P9"/>
      <text:p text:style-name="P2"/>
      <text:p text:style-name="P2"/>
      <text:p text:style-name="P2"/>
      <text:p text:style-name="P2"/>
      <text:p text:style-name="P2"/>
      <text:p text:style-name="P2"><text:soft-page-break/>Pr<text:span text:style-name="T2">ediseño del sistema <text:s/></text:span></text:p>
      <text:p text:style-name="P19"/>
      <text:p text:style-name="P13"><text:s/>Se usará <text:span text:style-name="T7">un servidor HTTP de producción en la nube</text:span>, <text:span text:style-name="T7">GIT y</text:span> jenkins <text:span text:style-name="T7">para la integración continua.</text:span> <text:span text:style-name="T7">P</text:span>ara el front-end usaremos HTML, CSS <text:span text:style-name="T7">y Javascript. Para el back-end</text:span> Se<text:span text:style-name="T5"> usará laravel y su servidor http para pruebas y php. También se hará uso de un servidor http de producción en la nube para las pruebas reales de la página.</text:span></text:p>
      <text:p text:style-name="P12"/>
      <text:p text:style-name="P4"/>
      <text:p text:style-name="P4">Estimación de tiempo <text:s/></text:p>
      <text:p text:style-name="P20"/>
      <text:p text:style-name="P22"><text:span text:style-name="T3"><text:s/>Se necesitarán los dos primeros días para planificar el proyecto, organización y preparación del anteproyecto. once días para la realización del mismo y dos días para la preparación de la documentación.</text:span></text:p>
      <text:p text:style-name="P22"><text:span text:style-name="T3"/></text:p>
      <text:p text:style-name="P5">Tipo de producto <text:s/></text:p>
      <text:p text:style-name="P5"/>
      <text:p text:style-name="P18">Productos deportivos (Camisetas, pantalones, pelotas, equipo de seguridad… etc.).</text:p>
      <text:p text:style-name="P17"/>
      <text:p text:style-name="P16"/>
      <text:p text:style-name="P7">Proveedores <text:s/></text:p>
      <text:p text:style-name="P7"/>
      <text:p text:style-name="P25"><text:span text:style-name="T18">Canaria De Articulos Deportivos SL C// General Bravo 62 35220 Telde Palmas, Palmas.</text:span></text:p>
      <text:p text:style-name="P7"/>
      <text:p text:style-name="P7">Distribución <text:s/></text:p>
      <text:p text:style-name="P7"/>
      <text:p text:style-name="P23">La distribución la realizará la empresa de paquetería con mejor valoración según el código postal del usuario.</text:p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5:38:25.345000000</meta:creation-date>
    <dc:date>2020-03-03T20:08:21.101000000</dc:date>
    <meta:editing-duration>PT16M17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32" meta:word-count="299" meta:character-count="1894" meta:non-whitespace-character-count="1561"/>
  </office:meta>
</office:document-meta>
</file>